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5e5c" officeooo:paragraph-rsid="001b5e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9:03:15.002872062</meta:creation-date>
    <dc:date>2019-11-11T19:03:39.818254308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